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e0a" officeooo:paragraph-rsid="000df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9:53:49.662702553</meta:creation-date>
    <dc:date>2022-03-23T09:54:00.060168068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1.7.2$Linux_X86_64 LibreOffice_project/10$Build-2</meta:generator>
  </office:meta>
</office:document-meta>
</file>